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7dcc0" officeooo:paragraph-rsid="0007dc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El amuleto</text:p>
      <text:p text:style-name="P1"/>
      <text:p text:style-name="P1"/>
      <text:p text:style-name="Text_20_body">Elara dejó a Omhistrine en el mismo lugar donde la había encontrado, con la promesa de volver más tarde con algo de comida. Su mente estaba revuelta, pero por ahora debía enfocarse en lo urgente: conseguir algo de fruta, un poco de pan, y encontrar transporte hacia Rainy Valley, la siguiente escala de su viaje.</text:p>
      <text:p text:style-name="Text_20_body">Caminó de nuevo hacia el corazón del mercado, donde la actividad era bulliciosa y caótica. Se detuvo varias veces a preguntar por alguna carreta o diligencia que saliera hacia Rainy Valley en los próximos días, pero siempre recibía la misma respuesta: cabeceos dubitativos, gestos de disculpa, alguna vaga promesa de que “quizá la semana próxima”. Frustrada, decidió tomarse un respiro y dejar la búsqueda para más tarde.</text:p>
      <text:p text:style-name="Text_20_body">El aroma cálido y tentador del pan recién hecho flotaba en el aire, y su estómago respondió de inmediato con un gruñido. Elara se dejó guiar por el olfato y caminó hacia el puesto de la panadería, donde, según había oído, trabajaba la temida Grendha. Era el momento de conocer personalmente a esa mujer que, hasta ahora, solo había conocido por los comentarios negativos de otros.</text:p>
      <text:p text:style-name="Text_20_body">Para su sorpresa, la panadera la recibió con una sonrisa amplia y cordial. Grendha era una mujer robusta, de rostro curtido y ojos vivos, que contrastaban con la imagen oscura que Elara había formado en su mente.</text:p>
      <text:p text:style-name="Text_20_body">—No te he visto antes por aquí —comentó la panadera mientras amasaba un trozo de masa con manos ágiles—. ¿De dónde vienes, joven? ¿Y hacia dónde vas?</text:p>
      <text:p text:style-name="Text_20_body">Elara respondió con cautela, observando cada gesto, esperando en el fondo alguna reacción brusca o malintencionada. Pero todo lo que encontró fue curiosidad genuina y un tono amable.</text:p>
      <text:p text:style-name="Text_20_body">—Mi nombre es Grendha —se presentó la mujer con formalidad—. ¿Te apetece un trozo de pan? Es por simpatía.</text:p>
      <text:p text:style-name="Text_20_body">Elara aceptó, sorprendida por la cortesía inesperada. Las palabras de los transeúntes que había oído antes resonaban ahora extrañas, discordantes, como si hablara con una persona totalmente diferente a la villana de los rumores.</text:p>
      <text:p text:style-name="Text_20_body">Fue entonces cuando algo llamó su atención: colgando de la estructura de madera que sostenía el toldo del puesto, un amuleto oscilaba suavemente con la brisa. Elara se quedó inmóvil, con la vista fija en ese objeto. Era casi idéntico al amuleto que le había regalado Toran, aquel que un cuervo había robado apenas un día después. Una placa cuadrada de cristal de roca transparente, atravesada por finas líneas negras que formaban un dibujo abstracto e indefinido. Una correa de cuero, algo desgastada, completaba el conjunto.</text:p>
      <text:p text:style-name="Text_20_body">Elara se acercó lentamente, como si el objeto ejerciera sobre ella una fuerza invisible. Se inclinó para verlo mejor: no era exactamente igual al suyo, pero las similitudes eran innegables. Era evidente que <text:soft-page-break/>habían sido hechos por la misma mano, o que pertenecían a un mismo conjunto. Un escalofrío le recorrió la espalda. Algo importante estaba ocurriendo, aunque todavía no podía comprender qué.</text:p>
      <text:p text:style-name="Text_20_body">—¿Te gusta? —preguntó Grendha, que había notado la mirada fija de Elara.</text:p>
      <text:p text:style-name="Text_20_body">—Se parece mucho a uno que yo tenía —respondió Elara sin apartar la vista—. Me lo regaló un monje, pero un cuervo me lo robó poco después. No sabía que hubiera más como este.</text:p>
      <text:p text:style-name="Text_20_body">—Este me lo regaló mi madre antes de morir, cuando yo era una niña —dijo Grendha, con voz algo más grave, como si el recuerdo aún pesara—. Siempre lo he tenido conmigo, creo que me da suerte. Mi madre decía que este amuleto tiene poderes mágicos, aunque yo nunca lo he creído demasiado. Ella insistía en que debíamos protegerlo para evitar que cayera en manos del mal. Yo no sé qué significaba eso, la verdad… nunca he visto mucho mal por aquí.</text:p>
      <text:p text:style-name="Text_20_body">Grendha dudó un instante, pero luego sonrió y descolgó el amuleto con cuidado, tendiéndoselo a Elara.</text:p>
      <text:p text:style-name="Text_20_body">—Míralo de cerca si quieres.</text:p>
      <text:p text:style-name="Text_20_body">Elara extendió la mano, sintiendo cómo el aire a su alrededor parecía volverse más denso, más cargado. Apenas sus dedos rozaron el cristal de roca, una intensa luz blanca brotó del amuleto, bañando a ambas en un resplandor cegador. Elara dio un respingo, y Grendha dejó escapar un grito ahogado, retrocediendo un paso.</text:p>
      <text:p text:style-name="Text_20_body">—Por todos los cielos… —murmuró la panadera, con los ojos muy abiertos—. Nunca había visto que hiciera algo así. En todos estos años… jamás.</text:p>
      <text:p text:style-name="Text_20_body">Elara contemplaba el amuleto, todavía envuelto en esa luz vibrante, sintiendo cómo una corriente cálida le recorría el cuerpo, como si algo antiguo despertara dentro de ella.</text:p>
      <text:p text:style-name="Text_20_body">—Quizá… quizá es verdad que tiene poderes mágicos —dijo Grendha, con la voz trémula, y luego, con un dejo de asombro—. ¿Es posible que tenga alguna relación contigo? ¿Que te haya… reconocido?</text:p>
      <text:p text:style-name="Text_20_body">En ese instante, al otro lado de la calle, Omhistrine, oculta tras un carro de verduras, entrecerraba los ojos, su expresión transformada en algo más frío, más calculador. La luz del amuleto la alcanzó a través de los tablones del carro, y un destello codicioso iluminó su mirada.</text:p>
      <text:p text:style-name="Text_20_body">—Allí está… —murmuró para sí misma, con la voz cargada de avidez—. Allí está.</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4T17:07:05.523000000</meta:creation-date>
    <dc:date>2025-05-04T17:15:05.895000000</dc:date>
    <meta:editing-duration>PT8M1S</meta:editing-duration>
    <meta:editing-cycles>1</meta:editing-cycles>
    <meta:document-statistic meta:table-count="0" meta:image-count="0" meta:object-count="0" meta:page-count="2" meta:paragraph-count="22" meta:word-count="838" meta:character-count="4920" meta:non-whitespace-character-count="4111"/>
    <meta:generator>LibreOffice/7.3.5.2$Windows_X86_64 LibreOffice_project/184fe81b8c8c30d8b5082578aee2fed2ea847c01</meta:generator>
  </office:meta>
</office:document-meta>
</file>